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2.96pt"/>
    </style:style>
    <style:style style:name="co3" style:family="table-column">
      <style:table-column-properties fo:break-before="auto" style:column-width="244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erson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Default"/>
        <table:table-column table:style-name="co1" table:default-cell-style-name="ce2"/>
        <table:table-row table:style-name="ro1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dob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</text:p>
          </table:table-cell>
          <table:table-cell office:value-type="date" office:date-value="1983-11-16" calcext:value-type="date">
            <text:p>11/16/83</text:p>
          </table:table-cell>
          <table:table-cell/>
          <table:table-cell table:formula="of:=&quot;Person.create(name: '&quot;&amp;[.B3]&amp;&quot;', dob: '&quot;&amp;TEXT([.C3];&quot;yyyy-mm-dd&quot;)&amp;&quot;')&quot;" office:value-type="string" office:string-value="Person.create(name: 'nick', dob: '1983-11-16')" calcext:value-type="string">
            <text:p>Person.create(name: 'nick', dob: '1983-11-16'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na</text:p>
          </table:table-cell>
          <table:table-cell office:value-type="date" office:date-value="1986-06-04" calcext:value-type="date">
            <text:p>06/04/86</text:p>
          </table:table-cell>
          <table:table-cell/>
          <table:table-cell table:formula="of:=&quot;Person.create(name: '&quot;&amp;[.B4]&amp;&quot;', dob: '&quot;&amp;TEXT([.C4];&quot;yyyy-mm-dd&quot;)&amp;&quot;')&quot;" office:value-type="string" office:string-value="Person.create(name: 'anna', dob: '1986-06-04')" calcext:value-type="string">
            <text:p>Person.create(name: 'anna', dob: '1986-06-04'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ott</text:p>
          </table:table-cell>
          <table:table-cell office:value-type="date" office:date-value="1967-01-01" calcext:value-type="date">
            <text:p>01/01/67</text:p>
          </table:table-cell>
          <table:table-cell/>
          <table:table-cell table:formula="of:=&quot;Person.create(name: '&quot;&amp;[.B5]&amp;&quot;', dob: '&quot;&amp;TEXT([.C5];&quot;yyyy-mm-dd&quot;)&amp;&quot;')&quot;" office:value-type="string" office:string-value="Person.create(name: 'scott', dob: '1967-01-01')" calcext:value-type="string">
            <text:p>Person.create(name: 'scott', dob: '1967-01-01'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ter</text:p>
          </table:table-cell>
          <table:table-cell office:value-type="date" office:date-value="1945-12-13" calcext:value-type="date">
            <text:p>12/13/45</text:p>
          </table:table-cell>
          <table:table-cell/>
          <table:table-cell table:formula="of:=&quot;Person.create(name: '&quot;&amp;[.B6]&amp;&quot;', dob: '&quot;&amp;TEXT([.C6];&quot;yyyy-mm-dd&quot;)&amp;&quot;')&quot;" office:value-type="string" office:string-value="Person.create(name: 'peter', dob: '1945-12-13')" calcext:value-type="string">
            <text:p>Person.create(name: 'peter', dob: '1945-12-13'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chelle</text:p>
          </table:table-cell>
          <table:table-cell office:value-type="date" office:date-value="1967-11-30" calcext:value-type="date">
            <text:p>11/30/67</text:p>
          </table:table-cell>
          <table:table-cell/>
          <table:table-cell table:formula="of:=&quot;Person.create(name: '&quot;&amp;[.B7]&amp;&quot;', dob: '&quot;&amp;TEXT([.C7];&quot;yyyy-mm-dd&quot;)&amp;&quot;')&quot;" office:value-type="string" office:string-value="Person.create(name: 'michelle', dob: '1967-11-30')" calcext:value-type="string">
            <text:p>Person.create(name: 'michelle', dob: '1967-11-30')</text:p>
          </table:table-cell>
        </table:table-row>
      </table:table>
      <table:table table:name="Course_groups" table:style-name="ta1"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urseGroup.create(name: 'Adobe', creator_id: 1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gi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ce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CourseGroup.create(name: '&quot;&amp;[.A3]&amp;&quot;', creator_id: &quot;&amp;[.B3]&amp;&quot;)&quot;" office:value-type="string" office:string-value="CourseGroup.create(name: 'Excel', creator_id: 1)" calcext:value-type="string">
            <text:p>CourseGroup.create(name: 'Excel', creator_id: 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&quot;CourseGroup.create(name: '&quot;&amp;[.A4]&amp;&quot;', creator_id: &quot;&amp;[.B4]&amp;&quot;)&quot;" office:value-type="string" office:string-value="CourseGroup.create(name: 'Ruby', creator_id: 3)" calcext:value-type="string">
            <text:p>CourseGroup.create(name: 'Ruby', creator_id: 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&quot;CourseGroup.create(name: '&quot;&amp;[.A5]&amp;&quot;', creator_id: &quot;&amp;[.B5]&amp;&quot;)&quot;" office:value-type="string" office:string-value="CourseGroup.create(name: 'SQL', creator_id: 1)" calcext:value-type="string">
            <text:p>CourseGroup.create(name: 'SQL', creator_id: 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Poin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&quot;CourseGroup.create(name: '&quot;&amp;[.A6]&amp;&quot;', creator_id: &quot;&amp;[.B6]&amp;&quot;)&quot;" office:value-type="string" office:string-value="CourseGroup.create(name: 'PowerPoint', creator_id: 1)" calcext:value-type="string">
            <text:p>CourseGroup.create(name: 'PowerPoint', creator_id: 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ckBooks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CourseGroup.create(name: '&quot;&amp;[.A7]&amp;&quot;', creator_id: &quot;&amp;[.B7]&amp;&quot;)&quot;" office:value-type="string" office:string-value="CourseGroup.create(name: 'QuickBooks', creator_id: 5)" calcext:value-type="string">
            <text:p>CourseGroup.create(name: 'QuickBooks', creator_id: 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esig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&quot;CourseGroup.create(name: '&quot;&amp;[.A8]&amp;&quot;', creator_id: &quot;&amp;[.B8]&amp;&quot;)&quot;" office:value-type="string" office:string-value="CourseGroup.create(name: 'InDesign', creator_id: 2)" calcext:value-type="string">
            <text:p>CourseGroup.create(name: 'InDesign', creator_id: 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toshop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&quot;CourseGroup.create(name: '&quot;&amp;[.A9]&amp;&quot;', creator_id: &quot;&amp;[.B9]&amp;&quot;)&quot;" office:value-type="string" office:string-value="CourseGroup.create(name: 'Photoshop', creator_id: 2)" calcext:value-type="string">
            <text:p>CourseGroup.create(name: 'Photoshop', creator_id: 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lustrato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&quot;CourseGroup.create(name: '&quot;&amp;[.A10]&amp;&quot;', creator_id: &quot;&amp;[.B10]&amp;&quot;)&quot;" office:value-type="string" office:string-value="CourseGroup.create(name: 'Illustrator', creator_id: 2)" calcext:value-type="string">
            <text:p>CourseGroup.create(name: 'Illustrator', creator_id: 2)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urse.create(name: 'Intro to Adobe Photoshop', course_length: 3, course_description: "Learn the basics and fundamentals of Adobe Photoshop, including how to open images, work with the interface, save work, and more.", creator_id: 1, course_group_id: 1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group_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el Level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ginner Excel Cours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Course.create(name: '&quot;&amp;[.A16]&amp;&quot;', course_length: &quot;&amp;[.B16]&amp;&quot;, course_description: '&quot;&amp;[.C16]&amp;&quot;',creator_id: &quot;&amp;[.D16]&amp;&quot;, course_group_id: &quot;&amp;[.E16]&amp;&quot;)&quot;" office:value-type="string" office:string-value="Course.create(name: 'Excel Level 1', course_length: 6, course_description: 'Beginner Excel Course',creator_id: 1, course_group_id: 1)" calcext:value-type="string">
            <text:p>Course.create(name: 'Excel Level 1', course_length: 6, course_description: 'Beginner Excel Course',creator_id: 1, course_group_id: 1)</text:p>
          </table:table-cell>
        </table:table-row>
        <table:table-row table:style-name="ro1">
          <table:table-cell office:value-type="string" calcext:value-type="string">
            <text:p>Excel Level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mediate Excel Cour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&quot;Course.create(name: '&quot;&amp;[.A17]&amp;&quot;', course_length: &quot;&amp;[.B17]&amp;&quot;, course_description: '&quot;&amp;[.C17]&amp;&quot;',creator_id: &quot;&amp;[.D17]&amp;&quot;, course_group_id: &quot;&amp;[.E17]&amp;&quot;)&quot;" office:value-type="string" office:string-value="Course.create(name: 'Excel Level 2', course_length: 6, course_description: 'Intermediate Excel Course',creator_id: 1, course_group_id: 1)" calcext:value-type="string">
            <text:p>Course.create(name: 'Excel Level 2', course_length: 6, course_description: 'Intermediate Excel Course',creator_id: 1, course_group_id: 1)</text:p>
          </table:table-cell>
        </table:table-row>
        <table:table-row table:style-name="ro1">
          <table:table-cell office:value-type="string" calcext:value-type="string">
            <text:p>Excel Level 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vanced Excel Cour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&quot;Course.create(name: '&quot;&amp;[.A18]&amp;&quot;', course_length: &quot;&amp;[.B18]&amp;&quot;, course_description: '&quot;&amp;[.C18]&amp;&quot;',creator_id: &quot;&amp;[.D18]&amp;&quot;, course_group_id: &quot;&amp;[.E18]&amp;&quot;)&quot;" office:value-type="string" office:string-value="Course.create(name: 'Excel Level 3', course_length: 6, course_description: 'Advanced Excel Course',creator_id: 1, course_group_id: 1)" calcext:value-type="string">
            <text:p>Course.create(name: 'Excel Level 3', course_length: 6, course_description: 'Advanced Excel Course',creator_id: 1, course_group_id: 1)</text:p>
          </table:table-cell>
        </table:table-row>
        <table:table-row table:style-name="ro1">
          <table:table-cell office:value-type="string" calcext:value-type="string">
            <text:p>Intro to Rub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roduction to Rub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&quot;Course.create(name: '&quot;&amp;[.A19]&amp;&quot;', course_length: &quot;&amp;[.B19]&amp;&quot;, course_description: '&quot;&amp;[.C19]&amp;&quot;',creator_id: &quot;&amp;[.D19]&amp;&quot;, course_group_id: &quot;&amp;[.E19]&amp;&quot;)&quot;" office:value-type="string" office:string-value="Course.create(name: 'Intro to Ruby', course_length: 6, course_description: 'Introduction to Ruby',creator_id: 3, course_group_id: 2)" calcext:value-type="string">
            <text:p>Course.create(name: 'Intro to Ruby', course_length: 6, course_description: 'Introduction to Ruby',creator_id: 3, course_group_id: 2)</text:p>
          </table:table-cell>
        </table:table-row>
        <table:table-row table:style-name="ro1">
          <table:table-cell office:value-type="string" calcext:value-type="string">
            <text:p>SQL Level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roduction to SQL Serv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&quot;Course.create(name: '&quot;&amp;[.A20]&amp;&quot;', course_length: &quot;&amp;[.B20]&amp;&quot;, course_description: '&quot;&amp;[.C20]&amp;&quot;',creator_id: &quot;&amp;[.D20]&amp;&quot;, course_group_id: &quot;&amp;[.E20]&amp;&quot;)&quot;" office:value-type="string" office:string-value="Course.create(name: 'SQL Level 1', course_length: 6, course_description: 'Introduction to SQL Server',creator_id: 1, course_group_id: 3)" calcext:value-type="string">
            <text:p>Course.create(name: 'SQL Level 1', course_length: 6, course_description: 'Introduction to SQL Server',creator_id: 1, course_group_id: 3)</text:p>
          </table:table-cell>
        </table:table-row>
        <table:table-row table:style-name="ro1">
          <table:table-cell office:value-type="string" calcext:value-type="string">
            <text:p>SQL Level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vanced Course in SQL Serv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&quot;Course.create(name: '&quot;&amp;[.A21]&amp;&quot;', course_length: &quot;&amp;[.B21]&amp;&quot;, course_description: '&quot;&amp;[.C21]&amp;&quot;',creator_id: &quot;&amp;[.D21]&amp;&quot;, course_group_id: &quot;&amp;[.E21]&amp;&quot;)&quot;" office:value-type="string" office:string-value="Course.create(name: 'SQL Level 2', course_length: 6, course_description: 'Advanced Course in SQL Server',creator_id: 3, course_group_id: 3)" calcext:value-type="string">
            <text:p>Course.create(name: 'SQL Level 2', course_length: 6, course_description: 'Advanced Course in SQL Server',creator_id: 3, course_group_id: 3)</text:p>
          </table:table-cell>
        </table:table-row>
        <table:table-row table:style-name="ro1">
          <table:table-cell office:value-type="string" calcext:value-type="string">
            <text:p>PowerPoint for Beginn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ro to PowerPoin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&quot;Course.create(name: '&quot;&amp;[.A22]&amp;&quot;', course_length: &quot;&amp;[.B22]&amp;&quot;, course_description: '&quot;&amp;[.C22]&amp;&quot;',creator_id: &quot;&amp;[.D22]&amp;&quot;, course_group_id: &quot;&amp;[.E22]&amp;&quot;)&quot;" office:value-type="string" office:string-value="Course.create(name: 'PowerPoint for Beginners', course_length: 6, course_description: 'Intro to PowerPoint',creator_id: 1, course_group_id: 4)" calcext:value-type="string">
            <text:p>Course.create(name: 'PowerPoint for Beginners', course_length: 6, course_description: 'Intro to PowerPoint',creator_id: 1, course_group_id: 4)</text:p>
          </table:table-cell>
        </table:table-row>
        <table:table-row table:style-name="ro1">
          <table:table-cell office:value-type="string" calcext:value-type="string">
            <text:p>Animation in PowerPoi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arn how to animate in PP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&quot;Course.create(name: '&quot;&amp;[.A23]&amp;&quot;', course_length: &quot;&amp;[.B23]&amp;&quot;, course_description: '&quot;&amp;[.C23]&amp;&quot;',creator_id: &quot;&amp;[.D23]&amp;&quot;, course_group_id: &quot;&amp;[.E23]&amp;&quot;)&quot;" office:value-type="string" office:string-value="Course.create(name: 'Animation in PowerPoint', course_length: 3, course_description: 'Learn how to animate in PPT',creator_id: 2, course_group_id: 4)" calcext:value-type="string">
            <text:p>Course.create(name: 'Animation in PowerPoint', course_length: 3, course_description: 'Learn how to animate in PPT',creator_id: 2, course_group_id: 4)</text:p>
          </table:table-cell>
        </table:table-row>
        <table:table-row table:style-name="ro1">
          <table:table-cell office:value-type="string" calcext:value-type="string">
            <text:p>QuickBooks Desk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arn how to use QuickBooks on P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&quot;Course.create(name: '&quot;&amp;[.A24]&amp;&quot;', course_length: &quot;&amp;[.B24]&amp;&quot;, course_description: '&quot;&amp;[.C24]&amp;&quot;',creator_id: &quot;&amp;[.D24]&amp;&quot;, course_group_id: &quot;&amp;[.E24]&amp;&quot;)&quot;" office:value-type="string" office:string-value="Course.create(name: 'QuickBooks Desktop', course_length: 6, course_description: 'Learn how to use QuickBooks on PC',creator_id: 5, course_group_id: 5)" calcext:value-type="string">
            <text:p>Course.create(name: 'QuickBooks Desktop', course_length: 6, course_description: 'Learn how to use QuickBooks on PC',creator_id: 5, course_group_id: 5)</text:p>
          </table:table-cell>
        </table:table-row>
        <table:table-row table:style-name="ro1">
          <table:table-cell office:value-type="string" calcext:value-type="string">
            <text:p>QuickBooks Onli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arn QuickBooks Online in this 1 day clas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&quot;Course.create(name: '&quot;&amp;[.A25]&amp;&quot;', course_length: &quot;&amp;[.B25]&amp;&quot;, course_description: '&quot;&amp;[.C25]&amp;&quot;',creator_id: &quot;&amp;[.D25]&amp;&quot;, course_group_id: &quot;&amp;[.E25]&amp;&quot;)&quot;" office:value-type="string" office:string-value="Course.create(name: 'QuickBooks Online', course_length: 6, course_description: 'Learn QuickBooks Online in this 1 day class',creator_id: 5, course_group_id: 5)" calcext:value-type="string">
            <text:p>Course.create(name: 'QuickBooks Online', course_length: 6, course_description: 'Learn QuickBooks Online in this 1 day class',creator_id: 5, course_group_id: 5)</text:p>
          </table:table-cell>
        </table:table-row>
        <table:table-row table:style-name="ro1">
          <table:table-cell office:value-type="string" calcext:value-type="string">
            <text:p>InDesign for Beginn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ic InDesign Clas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&quot;Course.create(name: '&quot;&amp;[.A26]&amp;&quot;', course_length: &quot;&amp;[.B26]&amp;&quot;, course_description: '&quot;&amp;[.C26]&amp;&quot;',creator_id: &quot;&amp;[.D26]&amp;&quot;, course_group_id: &quot;&amp;[.E26]&amp;&quot;)&quot;" office:value-type="string" office:string-value="Course.create(name: 'InDesign for Beginners', course_length: 6, course_description: 'Basic InDesign Class',creator_id: 2, course_group_id: 6)" calcext:value-type="string">
            <text:p>Course.create(name: 'InDesign for Beginners', course_length: 6, course_description: 'Basic InDesign Class',creator_id: 2, course_group_id: 6)</text:p>
          </table:table-cell>
        </table:table-row>
        <table:table-row table:style-name="ro1">
          <table:table-cell office:value-type="string" calcext:value-type="string">
            <text:p>Photoshop for Beginn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ic Photoshop Clas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&quot;Course.create(name: '&quot;&amp;[.A27]&amp;&quot;', course_length: &quot;&amp;[.B27]&amp;&quot;, course_description: '&quot;&amp;[.C27]&amp;&quot;',creator_id: &quot;&amp;[.D27]&amp;&quot;, course_group_id: &quot;&amp;[.E27]&amp;&quot;)&quot;" office:value-type="string" office:string-value="Course.create(name: 'Photoshop for Beginners', course_length: 6, course_description: 'Basic Photoshop Class',creator_id: 2, course_group_id: 7)" calcext:value-type="string">
            <text:p>Course.create(name: 'Photoshop for Beginners', course_length: 6, course_description: 'Basic Photoshop Class',creator_id: 2, course_group_id: 7)</text:p>
          </table:table-cell>
        </table:table-row>
        <table:table-row table:style-name="ro1">
          <table:table-cell office:value-type="string" calcext:value-type="string">
            <text:p>Illustrator for Beginn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ic Illustrator Clas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&quot;Course.create(name: '&quot;&amp;[.A28]&amp;&quot;', course_length: &quot;&amp;[.B28]&amp;&quot;, course_description: '&quot;&amp;[.C28]&amp;&quot;',creator_id: &quot;&amp;[.D28]&amp;&quot;, course_group_id: &quot;&amp;[.E28]&amp;&quot;)&quot;" office:value-type="string" office:string-value="Course.create(name: 'Illustrator for Beginners', course_length: 6, course_description: 'Basic Illustrator Class',creator_id: 2, course_group_id: 8)" calcext:value-type="string">
            <text:p>Course.create(name: 'Illustrator for Beginners', course_length: 6, course_description: 'Basic Illustrator Class',creator_id: 2, course_group_id: 8)</text:p>
          </table:table-cell>
        </table:table-row>
      </table:table>
      <table:table table:name="Cours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structorCourse.create(instructor_id: 1, course_id: 1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formula="of:=&quot;InstructorCourse.create(instructor_id: &quot;&amp;[.A4]&amp;&quot;, course_id: &quot;&amp;[.B4]&amp;&quot;)&quot;" office:value-type="string" office:string-value="InstructorCourse.create(instructor_id: 1, course_id: 1)" calcext:value-type="string">
            <text:p>InstructorCourse.create(instructor_id: 1, course_id: 1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InstructorCourse.create(instructor_id: &quot;&amp;[.A5]&amp;&quot;, course_id: &quot;&amp;[.B5]&amp;&quot;)&quot;" office:value-type="string" office:string-value="InstructorCourse.create(instructor_id: 1, course_id: 2)" calcext:value-type="string">
            <text:p>InstructorCourse.create(instructor_id: 1, course_id: 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InstructorCourse.create(instructor_id: &quot;&amp;[.A6]&amp;&quot;, course_id: &quot;&amp;[.B6]&amp;&quot;)&quot;" office:value-type="string" office:string-value="InstructorCourse.create(instructor_id: 1, course_id: 3)" calcext:value-type="string">
            <text:p>InstructorCourse.create(instructor_id: 1, course_id: 3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&quot;InstructorCourse.create(instructor_id: &quot;&amp;[.A7]&amp;&quot;, course_id: &quot;&amp;[.B7]&amp;&quot;)&quot;" office:value-type="string" office:string-value="InstructorCourse.create(instructor_id: 3, course_id: 4)" calcext:value-type="string">
            <text:p>InstructorCourse.create(instructor_id: 3, course_id: 4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&quot;InstructorCourse.create(instructor_id: &quot;&amp;[.A8]&amp;&quot;, course_id: &quot;&amp;[.B8]&amp;&quot;)&quot;" office:value-type="string" office:string-value="InstructorCourse.create(instructor_id: 1, course_id: 5)" calcext:value-type="string">
            <text:p>InstructorCourse.create(instructor_id: 1, course_id: 5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&quot;InstructorCourse.create(instructor_id: &quot;&amp;[.A9]&amp;&quot;, course_id: &quot;&amp;[.B9]&amp;&quot;)&quot;" office:value-type="string" office:string-value="InstructorCourse.create(instructor_id: 3, course_id: 6)" calcext:value-type="string">
            <text:p>InstructorCourse.create(instructor_id: 3, course_id: 6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&quot;InstructorCourse.create(instructor_id: &quot;&amp;[.A10]&amp;&quot;, course_id: &quot;&amp;[.B10]&amp;&quot;)&quot;" office:value-type="string" office:string-value="InstructorCourse.create(instructor_id: 1, course_id: 7)" calcext:value-type="string">
            <text:p>InstructorCourse.create(instructor_id: 1, course_id: 7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&quot;InstructorCourse.create(instructor_id: &quot;&amp;[.A11]&amp;&quot;, course_id: &quot;&amp;[.B11]&amp;&quot;)&quot;" office:value-type="string" office:string-value="InstructorCourse.create(instructor_id: 2, course_id: 8)" calcext:value-type="string">
            <text:p>InstructorCourse.create(instructor_id: 2, course_id: 8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&quot;InstructorCourse.create(instructor_id: &quot;&amp;[.A12]&amp;&quot;, course_id: &quot;&amp;[.B12]&amp;&quot;)&quot;" office:value-type="string" office:string-value="InstructorCourse.create(instructor_id: 5, course_id: 9)" calcext:value-type="string">
            <text:p>InstructorCourse.create(instructor_id: 5, course_id: 9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InstructorCourse.create(instructor_id: &quot;&amp;[.A13]&amp;&quot;, course_id: &quot;&amp;[.B13]&amp;&quot;)&quot;" office:value-type="string" office:string-value="InstructorCourse.create(instructor_id: 5, course_id: 10)" calcext:value-type="string">
            <text:p>InstructorCourse.create(instructor_id: 5, course_id: 10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&quot;InstructorCourse.create(instructor_id: &quot;&amp;[.A14]&amp;&quot;, course_id: &quot;&amp;[.B14]&amp;&quot;)&quot;" office:value-type="string" office:string-value="InstructorCourse.create(instructor_id: 2, course_id: 11)" calcext:value-type="string">
            <text:p>InstructorCourse.create(instructor_id: 2, course_id: 11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&quot;InstructorCourse.create(instructor_id: &quot;&amp;[.A15]&amp;&quot;, course_id: &quot;&amp;[.B15]&amp;&quot;)&quot;" office:value-type="string" office:string-value="InstructorCourse.create(instructor_id: 2, course_id: 12)" calcext:value-type="string">
            <text:p>InstructorCourse.create(instructor_id: 2, course_id: 12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table:formula="of:=&quot;InstructorCourse.create(instructor_id: &quot;&amp;[.A16]&amp;&quot;, course_id: &quot;&amp;[.B16]&amp;&quot;)&quot;" office:value-type="string" office:string-value="InstructorCourse.create(instructor_id: 2, course_id: 13)" calcext:value-type="string">
            <text:p>InstructorCourse.create(instructor_id: 2, course_id: 13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&quot;InstructorCourse.create(instructor_id: &quot;&amp;[.A17]&amp;&quot;, course_id: &quot;&amp;[.B17]&amp;&quot;)&quot;" office:value-type="string" office:string-value="InstructorCourse.create(instructor_id: 4, course_id: 5)" calcext:value-type="string">
            <text:p>InstructorCourse.create(instructor_id: 4, course_id: 5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&quot;InstructorCourse.create(instructor_id: &quot;&amp;[.A18]&amp;&quot;, course_id: &quot;&amp;[.B18]&amp;&quot;)&quot;" office:value-type="string" office:string-value="InstructorCourse.create(instructor_id: 4, course_id: 6)" calcext:value-type="string">
            <text:p>InstructorCourse.create(instructor_id: 4, course_id: 6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tructorCourse.create(instructor_id: &quot;&amp;[.A19]&amp;&quot;, course_id: &quot;&amp;[.B19]&amp;&quot;)&quot;" office:value-type="string" office:string-value="InstructorCourse.create(instructor_id: 4, course_id: 1)" calcext:value-type="string">
            <text:p>InstructorCourse.create(instructor_id: 4, course_id: 1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InstructorCourse.create(instructor_id: &quot;&amp;[.A20]&amp;&quot;, course_id: &quot;&amp;[.B20]&amp;&quot;)&quot;" office:value-type="string" office:string-value="InstructorCourse.create(instructor_id: 4, course_id: 2)" calcext:value-type="string">
            <text:p>InstructorCourse.create(instructor_id: 4, course_id: 2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InstructorCourse.create(instructor_id: &quot;&amp;[.A21]&amp;&quot;, course_id: &quot;&amp;[.B21]&amp;&quot;)&quot;" office:value-type="string" office:string-value="InstructorCourse.create(instructor_id: 4, course_id: 3)" calcext:value-type="string">
            <text:p>InstructorCourse.create(instructor_id: 4, course_id: 3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&quot;InstructorCourse.create(instructor_id: &quot;&amp;[.A22]&amp;&quot;, course_id: &quot;&amp;[.B22]&amp;&quot;)&quot;" office:value-type="string" office:string-value="InstructorCourse.create(instructor_id: 1, course_id: 4)" calcext:value-type="string">
            <text:p>InstructorCourse.create(instructor_id: 1, course_id: 4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&quot;InstructorCourse.create(instructor_id: &quot;&amp;[.A23]&amp;&quot;, course_id: &quot;&amp;[.B23]&amp;&quot;)&quot;" office:value-type="string" office:string-value="InstructorCourse.create(instructor_id: 3, course_id: 5)" calcext:value-type="string">
            <text:p>InstructorCourse.create(instructor_id: 3, course_id: 5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&quot;InstructorCourse.create(instructor_id: &quot;&amp;[.A24]&amp;&quot;, course_id: &quot;&amp;[.B24]&amp;&quot;)&quot;" office:value-type="string" office:string-value="InstructorCourse.create(instructor_id: 3, course_id: 6)" calcext:value-type="string">
            <text:p>InstructorCourse.create(instructor_id: 3, course_id: 6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tructorCourse.create(instructor_id: &quot;&amp;[.A25]&amp;&quot;, course_id: &quot;&amp;[.B25]&amp;&quot;)&quot;" office:value-type="string" office:string-value="InstructorCourse.create(instructor_id: 3, course_id: 1)" calcext:value-type="string">
            <text:p>InstructorCourse.create(instructor_id: 3, course_id: 1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InstructorCourse.create(instructor_id: &quot;&amp;[.A26]&amp;&quot;, course_id: &quot;&amp;[.B26]&amp;&quot;)&quot;" office:value-type="string" office:string-value="InstructorCourse.create(instructor_id: 3, course_id: 2)" calcext:value-type="string">
            <text:p>InstructorCourse.create(instructor_id: 3, course_id: 2)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/>
          <table:table-cell table:formula="of:=&quot;InstructorCourse.create(instructor_id: &quot;&amp;[.A27]&amp;&quot;, course_id: &quot;&amp;[.B27]&amp;&quot;)&quot;" office:value-type="string" office:string-value="InstructorCourse.create(instructor_id: 3, course_id: 3)" calcext:value-type="string">
            <text:p>InstructorCourse.create(instructor_id: 3, course_id: 3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 style:data-style-name="N2" text:time-value="22:23:32.2864441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23:55:11.920078044</meta:creation-date>
    <dc:date>2020-05-25T22:36:35.154366569</dc:date>
    <meta:editing-duration>PT41M55S</meta:editing-duration>
    <meta:editing-cycles>12</meta:editing-cycles>
    <meta:generator>LibreOffice/6.0.7.3$Linux_X86_64 LibreOffice_project/00m0$Build-3</meta:generator>
    <meta:document-statistic meta:table-count="3" meta:cell-count="228" meta:object-count="0"/>
  </office:meta>
</office:document-meta>
</file>